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25059C4556F4BF2C4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0417in" svg:height="6.1665in" draw:z-index="0"><draw:image xlink:href="Pictures/10000001000002440000025059C4556F4BF2C4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20:41:06.268505306</meta:creation-date>
    <dc:date>2023-10-06T20:41:33.635094484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